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threading</text:p>
      <text:p text:style-name="P1"><text:span text:style-name="T1"/></text:p>
      <text:p text:style-name="P1">Symetrisches Multiprocessing</text:p>
      <text:p text:style-name="P1"><text:span text:style-name="T1"><text:tab/>-Mehrere Prozessoren die gleich aussehen, damit man sie austauschen kann</text:span></text:p>
      <text:p text:style-name="P1"><text:span text:style-name="T1"><text:tab/><text:tab/>-Auf einem System</text:span></text:p>
      <text:p text:style-name="P1"><text:span text:style-name="T1"><text:tab/><text:tab/>-&gt; Mehr kern CPU ist sowas</text:span></text:p>
      <text:p text:style-name="P1"><text:span text:style-name="T1"><text:tab/>-Benutzen mit Multitasking, Multithreading, Multiprogramming(Programm in mehr <text:tab/><text:tab/>-Motherboard mit mehreren CPUs<text:tab/><text:tab/><text:tab/><text:tab/><text:tab/><text:tab/><text:tab/>Prozesse)</text:span></text:p>
      <text:p text:style-name="P1"><text:span text:style-name="T1"><text:tab/>-Jeder Prozessor eigene Pipeline und eigenen Registersatz</text:span></text:p>
      <text:p text:style-name="P1"><text:span text:style-name="T1"><text:tab/>-Typisch 2-8 Prozessoren, Mehr macht keinen Sinn</text:span></text:p>
      <text:p text:style-name="P1"><text:span text:style-name="T1"><text:tab/><text:tab/>-Weil Speicher überlastet wird mit zuviel Cores</text:span></text:p>
      <text:p text:style-name="P1"><text:span text:style-name="T1"/></text:p>
      <text:p text:style-name="P1">Many Core</text:p>
      <text:p text:style-name="P1"><text:span text:style-name="T1"><text:tab/>-Neu von Intel</text:span></text:p>
      <text:p text:style-name="P1"><text:span text:style-name="T1"><text:tab/>-keine native threads mehr sondern green threads</text:span></text:p>
      <text:p text:style-name="P1"><text:span text:style-name="T1"><text:tab/>-Multicore soweit getrieben, dass man es mit normalem Programmieren nicht mehr benutzen <text:tab/><text:tab/><text:tab/><text:tab/><text:tab/><text:tab/><text:tab/><text:tab/><text:tab/><text:tab/><text:tab/><text:tab/>kann</text:span></text:p>
      <text:p text:style-name="P1"><text:span text:style-name="T1"><text:tab/></text:span></text:p>
      <text:p text:style-name="P1">MehrkernCPU</text:p>
      <text:p text:style-name="P1"><text:span text:style-name="T1"><text:tab/>-Skalierungserfolg Maximum is Anzahl der Kerne</text:span></text:p>
      <text:p text:style-name="P1"><text:span text:style-name="T1"><text:tab/>-Gegen MehrProzessor umgesetzt, weil zu teuer</text:span></text:p>
      <text:p text:style-name="P1"><text:span text:style-name="T1"><text:tab/>-Multicore alles auf einem Chip -&gt; Preise an Chips messbar an stückzahl und nich was er <text:tab/><text:tab/>kann</text:span></text:p>
      <text:p text:style-name="P1"><text:span text:style-name="T1"><text:tab/></text:span></text:p>
      <text:p text:style-name="P1">Simultanious MultiThreading (Schnellstes, Schau nach)</text:p>
      <text:p text:style-name="P1"><text:tab/><text:span text:style-name="T1">-Hyperthreading (jetzt intel begriff)</text:span></text:p>
      <text:p text:style-name="P1"><text:span text:style-name="T1"><text:tab/>-Mehrere virtuelle Kerne pro EU</text:span></text:p>
      <text:p text:style-name="P1"><text:span text:style-name="T1"><text:tab/>-mit 4 Rechenwerken auf 2 Prozessoren kann man die Prozessoren manchmal mehr als einen <text:tab/>Befehl ausführen lassen. Die rechenwerke machen sonst pipelining</text:span></text:p>
      <text:p text:style-name="P1"><text:span text:style-name="T1"><text:tab/>-Theoretischer erfolg 200% aber praktischer etwa 125%</text:span></text:p>
      <text:p text:style-name="P1"><text:span text:style-name="T1"><text:tab/>-n Cores m Threads</text:span></text:p>
      <text:p text:style-name="P2"><text:tab/>-12 Cores 96 Threads neues ding, Weil dann weniger mit Multitasking gemacht wird -&gt; Alle <text:tab/>Threads können drin behalten werden.</text:p>
      <text:p text:style-name="P2"><text:tab/><text:tab/>-&gt;Multitasking in Hardware machen und nicht in Software</text:p>
      <text:p text:style-name="P2"/>
      <text:p text:style-name="P1"/>
      <text:p text:style-name="P1">Turbo CPUs<text:span text:style-name="T1">, Wenn nur ein Prozessor was zu tun hat, kann er übertaktet werden</text:span></text:p>
      <text:p text:style-name="P1"/>
      <text:p text:style-name="P1">Thread Fragmentierungen</text:p>
      <text:p text:style-name="P2"><text:tab/>-Funktionale Thread Fragmentierung</text:p>
      <text:p text:style-name="P2"><text:tab/><text:tab/>-Autosave bei Texteditor</text:p>
      <text:p text:style-name="P2"><text:tab/><text:tab/>-Kann ichs Asynchron machen?</text:p>
      <text:p text:style-name="P2"><text:tab/>-verbindungsbasierte Thread Fragmentierung</text:p>
      <text:p text:style-name="P2"><text:tab/><text:tab/>-Bei Servern mit jeder connection ein Thread</text:p>
      <text:p text:style-name="P2"><text:tab/>-compilerbasierte Threadfragmentierung</text:p>
      <text:p text:style-name="P2"><text:tab/><text:tab/>-Geht nur mit nativen threads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33S</meta:editing-duration>
    <meta:editing-cycles>17</meta:editing-cycles>
    <meta:generator>OpenOffice.org/3.4.1$Win32 OpenOffice.org_project/341m1$Build-9593</meta:generator>
    <dc:date>2015-04-24T17:22:03.34</dc:date>
    <meta:document-statistic meta:table-count="0" meta:image-count="0" meta:object-count="0" meta:page-count="1" meta:paragraph-count="36" meta:word-count="228" meta:character-count="1706"/>
    <meta:user-defined meta:name="Info 1"/>
    <meta:user-defined meta:name="Info 2"/>
    <meta:user-defined meta:name="Info 3"/>
    <meta:user-defined meta:name="Info 4"/>
  </office:meta>
</office:document-meta>
</file>